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xed" svg:font-family="Fixed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ceb0" officeooo:paragraph-rsid="0005ce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1, Title 2, Title 3</text:p>
      <text:p text:style-name="P1"/>
      <text:p text:style-name="P1">one, two, thre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xed" svg:font-family="Fixed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2:46:36.646565270</meta:creation-date>
    <dc:date>2016-02-18T12:49:01.368723533</dc:date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39" meta:non-whitespace-character-count="33"/>
    <meta:generator>LibreOffice/4.2.8.2$Linux_X86_64 LibreOffice_project/420m0$Build-2</meta:generator>
  </office:meta>
</office:document-meta>
</file>